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Arial" style:font-name-asian="Arial1" style:font-name-complex="Arial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Arial1" style:font-weight-asian="bold" style:font-name-complex="Arial1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Arial" fo:font-weight="bold" style:font-name-asian="Arial1" style:font-weight-asian="bold" style:font-name-complex="Arial1" style:font-weight-complex="bold"/>
    </style:style>
    <style:style style:name="T6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xercício 4</text:span><text:span text:style-name="T2"><text:line-break/></text:span><text:span text:style-name="T3">Técnico em Açúcar e Álcool</text:span></text:p>
      <text:p text:style-name="P2"><text:span text:style-name="T2"><text:s/></text:span></text:p>
      <text:p text:style-name="P1"><text:span text:style-name="T2">1-</text:span><text:span text:style-name="T4">Qual foi uma das consequências das más condições de trabalho nas minas de carvão durante o período industrial?</text:span></text:p>
      <text:p text:style-name="P1"><text:span text:style-name="T6"><text:s/></text:span></text:p>
      <text:p text:style-name="P1"><text:span text:style-name="T6">A - ( <text:s text:c="2"/>) </text:span>Alta expectativa de vida dos trabalhadores.</text:p>
      <text:p text:style-name="P1"><text:span text:style-name="T6">B - ( <text:s text:c="2"/>) </text:span>Aumento da produtividade sem danos à saúde.</text:p>
      <text:p text:style-name="P1"><text:span text:style-name="T6">C - ( <text:s text:c="2"/>) </text:span>Desenvolvimento de doenças ocupacionais graves.</text:p>
      <text:p text:style-name="P1"><text:span text:style-name="T6">D - ( <text:s text:c="2"/>)</text:span> Redução significativa do desemprego.</text:p>
      <text:p text:style-name="P1"><text:span text:style-name="T6"><text:s/></text:span></text:p>
      <text:p text:style-name="P1"><text:span text:style-name="T6"><text:s/></text:span></text:p>
      <text:p text:style-name="P1"><text:span text:style-name="T5">2- </text:span><text:span text:style-name="T4">Em qual obra literária de Émile Zola as condições de trabalho nas minas são retratadas?</text:span></text:p>
      <text:p text:style-name="P1"><text:span text:style-name="T6"><text:s/></text:span></text:p>
      <text:p text:style-name="P1"><text:span text:style-name="T6">A - ( <text:s text:c="2"/>)</text:span> Os Miseráveis.</text:p>
      <text:p text:style-name="P1"><text:span text:style-name="T6">B - ( <text:s text:c="2"/>)</text:span> Germinal.</text:p>
      <text:p text:style-name="P1"><text:span text:style-name="T6">C - ( <text:s text:c="2"/>) </text:span>A Revolução dos Bichos.<text:span text:style-name="T6"><text:line-break/>D - ( <text:s text:c="2"/>)</text:span> Crime e Castigo.</text:p>
      <text:p text:style-name="P3"/>
      <text:p text:style-name="P1"><text:span text:style-name="T6"><text:s/></text:span></text:p>
      <text:p text:style-name="P1"><text:span text:style-name="T5">3- </text:span><text:span text:style-name="T4">Qual organização foi criada em 1919 para tratar de segurança no trabalho?</text:span></text:p>
      <text:p text:style-name="P1"><text:span text:style-name="T6"><text:s/></text:span></text:p>
      <text:p text:style-name="P1"><text:span text:style-name="T6">A - ( <text:s text:c="2"/>)</text:span> Organização Mundial da Saúde (OMS).</text:p>
      <text:p text:style-name="P1"><text:span text:style-name="T6">B - ( <text:s text:c="2"/>) </text:span>Organização Internacional do Trabalho (OIT).</text:p>
      <text:p text:style-name="P1"><text:span text:style-name="T6">C - ( <text:s text:c="2"/>)</text:span> Conselho de Direitos Humanos (CDH).</text:p>
      <text:p text:style-name="P1"><text:span text:style-name="T6">D - ( <text:s text:c="2"/>)</text:span> Associação Médica Industrial.</text:p>
      <text:p text:style-name="P1"><text:span text:style-name="T6"><text:s/></text:span></text:p>
      <text:p text:style-name="P1"><text:span text:style-name="T6"><text:s/></text:span></text:p>
      <text:p text:style-name="P1"><text:soft-page-break/><text:span text:style-name="T5">4- </text:span><text:span text:style-name="T4">Qual país promulgou sua primeira lei sobre acidentes de trabalho em 1919?</text:span></text:p>
      <text:p text:style-name="P1"><text:span text:style-name="T6"><text:s/></text:span></text:p>
      <text:p text:style-name="P1"><text:span text:style-name="T6">A - ( <text:s text:c="2"/>)</text:span> França.</text:p>
      <text:p text:style-name="P1"><text:span text:style-name="T6">B - ( <text:s text:c="2"/>) </text:span>Inglaterra.</text:p>
      <text:p text:style-name="P1"><text:span text:style-name="T6">C - ( <text:s text:c="2"/>) </text:span>Brasil.</text:p>
      <text:p text:style-name="P1"><text:span text:style-name="T6">D - ( <text:s text:c="2"/>)</text:span> Alemanha.</text:p>
      <text:p text:style-name="P1"><text:span text:style-name="T6"><text:s/></text:span></text:p>
      <text:p text:style-name="P1"><text:span text:style-name="T6"><text:s/></text:span></text:p>
      <text:p text:style-name="P1"><text:span text:style-name="T6"><text:s/></text:span></text:p>
      <text:p text:style-name="P1"><text:span text:style-name="T5">5- </text:span><text:span text:style-name="T4">Segundo a Lei nº 3.724/1919, um acidente de trabalho é definido como:</text:span></text:p>
      <text:p text:style-name="P1"><text:span text:style-name="T5"><text:s/></text:span></text:p>
      <text:p text:style-name="P1"><text:span text:style-name="T6">A - ( <text:s text:c="2"/>) </text:span>Qualquer evento fora do horário de trabalho.</text:p>
      <text:p text:style-name="P1"><text:span text:style-name="T6">B - ( <text:s text:c="2"/>)</text:span> Qualquer lesão corporal relacionada à atividade laboral.</text:p>
      <text:p text:style-name="P1"><text:span text:style-name="T6">C - ( <text:s text:c="2"/>)</text:span> Apenas doenças hereditárias do trabalhador.</text:p>
      <text:p text:style-name="P1"><text:span text:style-name="T6">D - ( <text:s text:c="2"/>)</text:span> Um evento causado exclusivamente por dolo do trabalhador.</text:p>
      <text:p text:style-name="P1"><text:span text:style-name="T6"><text:s/></text:span></text:p>
      <text:p text:style-name="P1"><text:span text:style-name="T6"><text:s/></text:span></text:p>
      <text:p text:style-name="P1"><text:span text:style-name="T6"><text:s/></text:span></text:p>
      <text:p text:style-name="P1"><text:span text:style-name="T5">6- </text:span><text:span text:style-name="T4">Qual foi o principal critério adotado pela Lei nº 3.724/1919 para caracterizar um acidente de trabalho?</text:span></text:p>
      <text:p text:style-name="P4"/>
      <text:p text:style-name="P1"><text:span text:style-name="T6">A - ( <text:s text:c="2"/>)</text:span> Teoria do Lucro Máximo.</text:p>
      <text:p text:style-name="P1"><text:span text:style-name="T6">B - ( <text:s text:c="2"/>) </text:span>Teoria do Risco Profissional.</text:p>
      <text:p text:style-name="P1"><text:span text:style-name="T6">C - ( <text:s text:c="2"/>) </text:span>Teoria do Capital Social.</text:p>
      <text:p text:style-name="P1"><text:span text:style-name="T6">D - ( <text:s text:c="2"/>)</text:span> Teoria do Bem-Estar Econômico.</text:p>
      <text:p text:style-name="P1"><text:span text:style-name="T6"><text:s/></text:span></text:p>
      <text:p text:style-name="P1"><text:span text:style-name="T6"><text:s/></text:span></text:p>
      <text:p text:style-name="P1"><text:soft-page-break/><text:span text:style-name="T5">7- </text:span><text:span text:style-name="T4">Quando começou a ser implementado o tratamento médico industrial de forma mais ampla?</text:span></text:p>
      <text:p text:style-name="P1"><text:span text:style-name="T5"><text:s/></text:span></text:p>
      <text:p text:style-name="P1"><text:span text:style-name="T6">A - ( <text:s text:c="2"/>) </text:span>1901.</text:p>
      <text:p text:style-name="P1"><text:span text:style-name="T6">B - ( <text:s text:c="2"/>) </text:span>1911.</text:p>
      <text:p text:style-name="P1"><text:span text:style-name="T6">C - ( <text:s text:c="2"/>) </text:span>1919.</text:p>
      <text:p text:style-name="P1"><text:span text:style-name="T6">D - ( <text:s text:c="2"/>) </text:span>1921.</text:p>
      <text:p text:style-name="P1"><text:span text:style-name="T6"><text:s/></text:span></text:p>
      <text:p text:style-name="P1"><text:span text:style-name="T6"><text:s/></text:span></text:p>
      <text:p text:style-name="P1"><text:span text:style-name="T5">8- </text:span><text:span text:style-name="T4">Qual elemento não fazia parte da caracterização do acidente de trabalho na Lei nº 3.724/1919?</text:span></text:p>
      <text:p text:style-name="P4"/>
      <text:p text:style-name="P1"><text:span text:style-name="T6">A - ( <text:s text:c="2"/>) </text:span>Subtaneidade.</text:p>
      <text:p text:style-name="P1"><text:span text:style-name="T6">B - ( <text:s text:c="2"/>)</text:span> Voluntariedade.</text:p>
      <text:p text:style-name="P1"><text:span text:style-name="T6">C - ( <text:s text:c="2"/>) </text:span>Exterioridade. </text:p>
      <text:p text:style-name="P1"><text:span text:style-name="T6">D - ( <text:s text:c="2"/>) </text:span>Violência.</text:p>
      <text:p text:style-name="P1"><text:span text:style-name="T6"><text:s/></text:span></text:p>
      <text:p text:style-name="P3"/>
      <text:p text:style-name="P1"><text:span text:style-name="T5">9- </text:span><text:span text:style-name="T4">Uma das principais discussões sobre a Lei nº 3.724/1919 foi sobre:</text:span></text:p>
      <text:p text:style-name="P1"><text:span text:style-name="T5"><text:s/></text:span></text:p>
      <text:p text:style-name="P1"><text:span text:style-name="T6">A - ( <text:s text:c="2"/>)</text:span> A criação de condições de trabalho insalubres.</text:p>
      <text:p text:style-name="P1"><text:span text:style-name="T6">B - ( <text:s text:c="2"/>)</text:span> A adoção de pagamento único ou pensão vitalícia.</text:p>
      <text:p text:style-name="P1"><text:span text:style-name="T6">C - ( <text:s text:c="2"/>) </text:span>A obrigatoriedade do trabalho infantil.</text:p>
      <text:p text:style-name="P1"><text:span text:style-name="T6">D - ( <text:s text:c="2"/>) </text:span>A exclusão de indenizações para mulheres trabalhadoras.</text:p>
      <text:p text:style-name="P3"/>
      <text:p text:style-name="P1"><text:span text:style-name="T5">10- </text:span><text:span text:style-name="T4">De acordo com o texto, as comissões obrigatórias criadas pela OIT visavam:</text:span></text:p>
      <text:p text:style-name="P1"><text:span text:style-name="T5"><text:s/></text:span></text:p>
      <text:p text:style-name="P1"><text:span text:style-name="T6">A - ( <text:s text:c="2"/>)</text:span> Reduzir a jornada de trabalho para 4 horas.</text:p>
      <text:p text:style-name="P1"><text:soft-page-break/><text:span text:style-name="T6">B - ( <text:s text:c="2"/>) </text:span>Zelar pela prevenção de acidentes em empresas com 25 ou mais empregados.</text:p>
      <text:p text:style-name="P1"><text:span text:style-name="T6">C - ( <text:s text:c="2"/>) </text:span>Implementar o trabalho compulsório.</text:p>
      <text:p text:style-name="P1"><text:span text:style-name="T6">D - ( <text:s text:c="2"/>) </text:span>Fornecer benefícios financeiros ao empregador.</text:p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pt" fo:country="BR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45in" fo:margin-bottom="0.1945in" loext:contextual-spacing="false" fo:line-height="106%" fo:text-align="start" style:justify-single-word="false" fo:orphans="2" fo:widows="2" style:writing-mode="lr-tb"/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Times New Roman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03T13:54:00</meta:creation-date>
    <meta:initial-creator>Central Cursos 9</meta:initial-creator>
    <meta:document-statistic meta:table-count="0" meta:image-count="0" meta:object-count="0" meta:page-count="4" meta:paragraph-count="76" meta:word-count="473" meta:character-count="2500" meta:non-whitespace-character-count="1970"/>
    <meta:generator>LibreOfficeDev/6.0.5.2$Linux_X86_64 LibreOffice_project/</meta:generator>
  </office:meta>
</office:document-meta>
</file>